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34d3" officeooo:paragraph-rsid="001c34d3"/>
    </style:style>
    <style:style style:name="P2" style:family="paragraph" style:parent-style-name="Standard">
      <style:text-properties officeooo:rsid="001d379a" officeooo:paragraph-rsid="001d379a"/>
    </style:style>
    <style:style style:name="P3" style:family="paragraph" style:parent-style-name="Header">
      <style:text-properties officeooo:rsid="001c34d3" officeooo:paragraph-rsid="001c34d3"/>
    </style:style>
    <style:style style:name="T1" style:family="text">
      <style:text-properties officeooo:rsid="001d379a"/>
    </style:style>
    <style:style style:name="T2" style:family="text">
      <style:text-properties officeooo:rsid="001f9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del repositori: <text:a xlink:type="simple" xlink:href="https://github.com/lmor98/tetris" text:style-name="Internet_20_link" text:visited-style-name="Visited_20_Internet_20_Link">https://github.com/lmor98/tetris</text:a> </text:p>
      <text:p text:style-name="P1"/>
      <text:p text:style-name="P1">Tasca 1: He creat l’objecte jocTetris on conté l’espai, la puntuació del jugador, la puntuació màxima, la peça que est<text:span text:style-name="T2">à</text:span> baixant, la següent peça que baixara, un comptador de peces i un interval de temps. També <text:s/>he pogut crear el mètodes d’inicialitzar, calcular de forma <text:span text:style-name="T2">aleatòria</text:span> que s<text:span text:style-name="T2">u</text:span>rti una peça, un mètode autom<text:span text:style-name="T2">à</text:span>tic que serà el que cridi al mètode per a que baixi la peça i dins d’aquest mètode es gestionarà l<text:span text:style-name="T2">a </text:span>interacció del teclat de l’usuari.</text:p>
      <text:p text:style-name="P1"/>
      <text:p text:style-name="P1">Tasca 2: He creat l’objecte Peça que contindrà la forma de la peça, la seva posició, el mètodes pertinents per a rotar la peça en sentit horari i antihorari, el mètode per a baixar la peça, cap a l’esquerra i/o a la dreta. </text:p>
      <text:p text:style-name="P1"/>
      <text:p text:style-name="P1">Tasca 3: La <text:span text:style-name="T1">peça està centrada en la part superior de l’espai de joc i cada 0,5 segons va baixant.</text:span></text:p>
      <text:p text:style-name="P2">Em falta que aquesta peça es pari quan arribi abaix de tot i quan es topi amb una peça s’atu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4d3" officeooo:paragraph-rsid="001c34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06<text:tab/>Pràctica final<text:tab/>Laia Mo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7:46:07.992000000</meta:creation-date>
    <dc:date>2018-12-19T19:37:56.290000000</dc:date>
    <meta:editing-duration>PT1H31M16S</meta:editing-duration>
    <meta:editing-cycles>2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6" meta:word-count="170" meta:character-count="948" meta:non-whitespace-character-count="780"/>
  </office:meta>
</office:document-meta>
</file>